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background-color="#eeeeee" fo:padding="0.0382in" fo:border="0.5pt solid #000000">
        <style:background-image/>
      </style:table-cell-properties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65535*"/>
    </style:style>
    <style:style style:name="Table17.A1" style:family="table-cell">
      <style:table-cell-properties fo:background-color="#eeeeee" fo:padding="0.0382in" fo:border="0.5pt solid #000000">
        <style:background-image/>
      </style:table-cell-properties>
    </style:style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in" table:align="left"/>
    </style:style>
    <style:style style:name="Table2.A" style:family="table-column">
      <style:table-column-properties style:column-width="1.9167in"/>
    </style:style>
    <style:style style:name="Table2.B" style:family="table-column">
      <style:table-column-properties style:column-width="1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eeeeee" fo:padding="0.0382in" fo:border="0.5pt solid #000000">
        <style:background-image/>
      </style:table-cell-properties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eeeeee" fo:padding="0.0382in" fo:border="0.5pt solid #000000">
        <style:background-image/>
      </style:table-cell-properties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background-color="#eeeeee" fo:padding="0.0382in" fo:border="0.5pt solid #000000">
        <style:background-image/>
      </style:table-cell-properties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646in" fo:margin-left="0in" table:align="left"/>
    </style:style>
    <style:style style:name="Table9.A" style:family="table-column">
      <style:table-column-properties style:column-width="1.9167in"/>
    </style:style>
    <style:style style:name="Table9.B" style:family="table-column">
      <style:table-column-properties style:column-width="1.44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background-color="#eeeeee" fo:padding="0.0382in" fo:border="0.5pt solid #000000">
        <style:background-image/>
      </style:table-cell-properties>
    </style:style>
    <style:style style:name="P1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4edc4c"/>
    </style:style>
    <style:style style:name="P2" style:family="paragraph" style:parent-style-name="Text_20_body">
      <style:text-properties style:use-window-font-color="true" loext:opacity="0%" officeooo:paragraph-rsid="0e87eee1"/>
    </style:style>
    <style:style style:name="P3" style:family="paragraph" style:parent-style-name="Heading_20_4">
      <style:text-properties style:use-window-font-color="true" loext:opacity="0%" fo:font-style="italic" officeooo:rsid="0e8d3dad" officeooo:paragraph-rsid="0e8d3dad" style:font-style-asian="italic" style:font-style-complex="italic"/>
    </style:style>
    <style:style style:name="P4" style:family="paragraph" style:parent-style-name="Table_20_Read-Out">
      <style:text-properties style:use-window-font-color="true" loext:opacity="0%" fo:font-size="10.5pt" officeooo:paragraph-rsid="0e89664b" style:font-size-asian="10.5pt" style:font-size-complex="10.5pt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Heading_20_3">
      <style:text-properties style:use-window-font-color="true" loext:opacity="0%" officeooo:rsid="0e505b6c" officeooo:paragraph-rsid="0e505b6c"/>
    </style:style>
    <style:style style:name="P7" style:family="paragraph" style:parent-style-name="Text_20_body">
      <style:text-properties style:use-window-font-color="true" loext:opacity="0%" officeooo:paragraph-rsid="0ebddc82"/>
    </style:style>
    <style:style style:name="P8" style:family="paragraph" style:parent-style-name="Text_20_body" style:list-style-name="L1"/>
    <style:style style:name="P9" style:family="paragraph" style:parent-style-name="Heading_20_4">
      <style:text-properties style:use-window-font-color="true" loext:opacity="0%" officeooo:rsid="0e505b6c" officeooo:paragraph-rsid="0e9fb858"/>
    </style:style>
    <style:style style:name="P10" style:family="paragraph" style:parent-style-name="Text_20_body" style:list-style-name="L1">
      <style:text-properties style:use-window-font-color="true" loext:opacity="0%" fo:font-style="italic" officeooo:paragraph-rsid="0e9fb858" style:font-style-asian="italic" style:font-style-complex="italic"/>
    </style:style>
    <style:style style:name="P11" style:family="paragraph" style:parent-style-name="Text_20_body" style:list-style-name="L1">
      <style:text-properties style:use-window-font-color="true" loext:opacity="0%" fo:font-style="italic" officeooo:rsid="0e642621" officeooo:paragraph-rsid="0e9fb858" style:font-style-asian="italic" style:font-style-complex="italic"/>
    </style:style>
    <style:style style:name="P12" style:family="paragraph" style:parent-style-name="Heading_20_3">
      <style:text-properties style:use-window-font-color="true" loext:opacity="0%" officeooo:rsid="0e811d97" officeooo:paragraph-rsid="0e811d97"/>
    </style:style>
    <style:style style:name="P13" style:family="paragraph" style:parent-style-name="Heading_20_3">
      <style:paragraph-properties fo:break-before="column"/>
      <style:text-properties style:use-window-font-color="true" loext:opacity="0%" officeooo:rsid="0e811d97" officeooo:paragraph-rsid="0e811d97"/>
    </style:style>
    <style:style style:name="P14" style:family="paragraph" style:parent-style-name="Text_20_body">
      <style:text-properties style:use-window-font-color="true" loext:opacity="0%" officeooo:rsid="0e811d97" officeooo:paragraph-rsid="0e811d97"/>
    </style:style>
    <style:style style:name="P15" style:family="paragraph" style:parent-style-name="Text_20_body" style:list-style-name="L1">
      <style:text-properties style:use-window-font-color="true" loext:opacity="0%" officeooo:rsid="0e811d97" officeooo:paragraph-rsid="0e811d97"/>
    </style:style>
    <style:style style:name="P16" style:family="paragraph" style:parent-style-name="Text_20_body" style:list-style-name="L1">
      <style:text-properties style:use-window-font-color="true" loext:opacity="0%" officeooo:rsid="0e83a556" officeooo:paragraph-rsid="0e83a556"/>
    </style:style>
    <style:style style:name="P17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970c40" officeooo:paragraph-rsid="0e970c40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1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98698a" style:font-size-asian="10.5pt" style:font-style-asian="italic" style:font-size-complex="10.5pt" style:font-style-complex="italic"/>
    </style:style>
    <style:style style:name="P1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ad811b" style:font-size-asian="10.5pt" style:font-weight-asian="bold" style:font-size-complex="10.5pt" style:font-weight-complex="bold"/>
    </style:style>
    <style:style style:name="P2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83a556" style:font-size-asian="10.5pt" style:font-weight-asian="bold" style:font-size-complex="10.5pt" style:font-weight-complex="bold"/>
    </style:style>
    <style:style style:name="P2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83a556" style:font-size-asian="10.5pt" style:font-size-complex="10.5pt"/>
    </style:style>
    <style:style style:name="P2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83a556" style:font-size-asian="10.5pt" style:font-weight-asian="normal" style:font-size-complex="10.5pt" style:font-weight-complex="normal"/>
    </style:style>
    <style:style style:name="P2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9cbdbc" style:font-size-asian="10.5pt" style:font-size-complex="10.5pt"/>
    </style:style>
    <style:style style:name="P24" style:family="paragraph" style:parent-style-name="Text_20_body">
      <style:text-properties style:use-window-font-color="true" loext:opacity="0%" officeooo:paragraph-rsid="0e83a556"/>
    </style:style>
    <style:style style:name="P25" style:family="paragraph" style:parent-style-name="Heading_20_3">
      <style:text-properties style:use-window-font-color="true" loext:opacity="0%" officeooo:paragraph-rsid="0e8ebb1f"/>
    </style:style>
    <style:style style:name="P26" style:family="paragraph" style:parent-style-name="Text_20_body">
      <style:text-properties officeooo:rsid="0e8fad9a" officeooo:paragraph-rsid="0e8fad9a"/>
    </style:style>
    <style:style style:name="P27" style:family="paragraph" style:parent-style-name="Heading_20_4">
      <style:text-properties fo:font-style="italic" officeooo:rsid="0e8d3dad" officeooo:paragraph-rsid="0e8fad9a" style:font-style-asian="italic" style:font-style-complex="italic"/>
    </style:style>
    <style:style style:name="P28" style:family="paragraph" style:parent-style-name="Table_20_Read-Out">
      <style:text-properties fo:font-size="10.5pt" officeooo:paragraph-rsid="0e8fad9a" style:font-size-asian="10.5pt" style:font-size-complex="10.5pt"/>
    </style:style>
    <style:style style:name="P29" style:family="paragraph" style:parent-style-name="Text_20_body">
      <style:text-properties style:font-name="Liberation Serif" fo:font-size="10.5pt" fo:font-style="italic" officeooo:rsid="0258289a" officeooo:paragraph-rsid="0e8ebb1f" style:font-size-asian="10.5pt" style:font-style-asian="italic" style:font-size-complex="10.5pt" style:font-style-complex="italic"/>
    </style:style>
    <style:style style:name="P30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c92165"/>
    </style:style>
    <style:style style:name="P31" style:family="paragraph" style:parent-style-name="Text_20_body">
      <style:text-properties style:use-window-font-color="true" loext:opacity="0%" officeooo:paragraph-rsid="0ec92165"/>
    </style:style>
    <style:style style:name="P32" style:family="paragraph" style:parent-style-name="Heading_20_4">
      <style:text-properties style:use-window-font-color="true" loext:opacity="0%" fo:font-style="italic" officeooo:rsid="0e8d3dad" officeooo:paragraph-rsid="0ec92165" style:font-style-asian="italic" style:font-style-complex="italic"/>
    </style:style>
    <style:style style:name="P33" style:family="paragraph" style:parent-style-name="Table_20_Read-Out">
      <style:text-properties style:use-window-font-color="true" loext:opacity="0%" fo:font-size="10.5pt" officeooo:paragraph-rsid="0ec92165" style:font-size-asian="10.5pt" style:font-size-complex="10.5pt"/>
    </style:style>
    <style:style style:name="P34" style:family="paragraph" style:parent-style-name="Heading_20_3">
      <style:text-properties style:use-window-font-color="true" loext:opacity="0%" officeooo:rsid="0e505b6c" officeooo:paragraph-rsid="0ec92165"/>
    </style:style>
    <style:style style:name="P35" style:family="paragraph" style:parent-style-name="Text_20_body">
      <style:text-properties style:use-window-font-color="true" loext:opacity="0%" officeooo:paragraph-rsid="0ed72460"/>
    </style:style>
    <style:style style:name="P36" style:family="paragraph" style:parent-style-name="Text_20_body" style:list-style-name="L1">
      <style:text-properties officeooo:paragraph-rsid="0edc3961"/>
    </style:style>
    <style:style style:name="P37" style:family="paragraph" style:parent-style-name="Text_20_body" style:list-style-name="L1">
      <style:text-properties officeooo:paragraph-rsid="0ed72460"/>
    </style:style>
    <style:style style:name="P38" style:family="paragraph" style:parent-style-name="Heading_20_4">
      <style:text-properties style:use-window-font-color="true" loext:opacity="0%" officeooo:rsid="0e505b6c" officeooo:paragraph-rsid="0ec92165"/>
    </style:style>
    <style:style style:name="P39" style:family="paragraph" style:parent-style-name="Text_20_body" style:list-style-name="L1">
      <style:text-properties style:use-window-font-color="true" loext:opacity="0%" fo:font-style="italic" officeooo:paragraph-rsid="0ec92165" style:font-style-asian="italic" style:font-style-complex="italic"/>
    </style:style>
    <style:style style:name="P40" style:family="paragraph" style:parent-style-name="Text_20_body" style:list-style-name="L1">
      <style:text-properties style:use-window-font-color="true" loext:opacity="0%" fo:font-style="italic" officeooo:rsid="0e642621" officeooo:paragraph-rsid="0ec92165" style:font-style-asian="italic" style:font-style-complex="italic"/>
    </style:style>
    <style:style style:name="P41" style:family="paragraph" style:parent-style-name="Heading_20_3">
      <style:text-properties style:use-window-font-color="true" loext:opacity="0%" officeooo:rsid="0e811d97" officeooo:paragraph-rsid="0ec92165"/>
    </style:style>
    <style:style style:name="P42" style:family="paragraph" style:parent-style-name="Heading_20_3">
      <style:paragraph-properties fo:break-before="column"/>
      <style:text-properties style:use-window-font-color="true" loext:opacity="0%" officeooo:rsid="0e811d97" officeooo:paragraph-rsid="0ec92165"/>
    </style:style>
    <style:style style:name="P43" style:family="paragraph" style:parent-style-name="Text_20_body">
      <style:text-properties style:use-window-font-color="true" loext:opacity="0%" officeooo:rsid="0e811d97" officeooo:paragraph-rsid="0ec92165"/>
    </style:style>
    <style:style style:name="P44" style:family="paragraph" style:parent-style-name="Text_20_body" style:list-style-name="L1">
      <style:text-properties style:use-window-font-color="true" loext:opacity="0%" officeooo:rsid="0e811d97" officeooo:paragraph-rsid="0ec92165"/>
    </style:style>
    <style:style style:name="P45" style:family="paragraph" style:parent-style-name="Text_20_body" style:list-style-name="L1">
      <style:text-properties style:use-window-font-color="true" loext:opacity="0%" officeooo:rsid="0e83a556" officeooo:paragraph-rsid="0ec92165"/>
    </style:style>
    <style:style style:name="P46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970c40" officeooo:paragraph-rsid="0ec9216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4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c92165" style:font-size-asian="10.5pt" style:font-style-asian="italic" style:font-size-complex="10.5pt" style:font-style-complex="italic"/>
    </style:style>
    <style:style style:name="P4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c92165" style:font-size-asian="10.5pt" style:font-weight-asian="bold" style:font-size-complex="10.5pt" style:font-weight-complex="bold"/>
    </style:style>
    <style:style style:name="P4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c92165" style:font-size-asian="10.5pt" style:font-weight-asian="bold" style:font-size-complex="10.5pt" style:font-weight-complex="bold"/>
    </style:style>
    <style:style style:name="P5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c92165" style:font-size-asian="10.5pt" style:font-size-complex="10.5pt"/>
    </style:style>
    <style:style style:name="P5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c92165" style:font-size-asian="10.5pt" style:font-weight-asian="normal" style:font-size-complex="10.5pt" style:font-weight-complex="normal"/>
    </style:style>
    <style:style style:name="P52" style:family="paragraph" style:parent-style-name="Heading_20_3">
      <style:text-properties style:use-window-font-color="true" loext:opacity="0%" officeooo:rsid="0ecc908a" officeooo:paragraph-rsid="0ecc908a"/>
    </style:style>
    <style:style style:name="P53" style:family="paragraph" style:parent-style-name="Text_20_body">
      <style:text-properties officeooo:rsid="0e8fad9a" officeooo:paragraph-rsid="0ec92165"/>
    </style:style>
    <style:style style:name="P54" style:family="paragraph" style:parent-style-name="Heading_20_4">
      <style:text-properties fo:font-style="italic" officeooo:rsid="0e8d3dad" officeooo:paragraph-rsid="0ec92165" style:font-style-asian="italic" style:font-style-complex="italic"/>
    </style:style>
    <style:style style:name="P55" style:family="paragraph" style:parent-style-name="Table_20_Read-Out">
      <style:text-properties fo:font-size="10.5pt" officeooo:paragraph-rsid="0ec92165" style:font-size-asian="10.5pt" style:font-size-complex="10.5pt"/>
    </style:style>
    <style:style style:name="P56" style:family="paragraph" style:parent-style-name="Text_20_body">
      <style:text-properties style:font-name="Liberation Serif" fo:font-size="10.5pt" fo:font-style="italic" officeooo:rsid="0258289a" officeooo:paragraph-rsid="0ec92165" style:font-size-asian="10.5pt" style:font-style-asian="italic" style:font-size-complex="10.5pt" style:font-style-complex="italic"/>
    </style:style>
    <style:style style:name="T1" style:family="text">
      <style:text-properties officeooo:rsid="0e4edc4c"/>
    </style:style>
    <style:style style:name="T2" style:family="text">
      <style:text-properties officeooo:rsid="0e5e7412"/>
    </style:style>
    <style:style style:name="T3" style:family="text">
      <style:text-properties officeooo:rsid="0e5069ca"/>
    </style:style>
    <style:style style:name="T4" style:family="text">
      <style:text-properties officeooo:rsid="0e514c7e"/>
    </style:style>
    <style:style style:name="T5" style:family="text">
      <style:text-properties officeooo:rsid="0e7f6037"/>
    </style:style>
    <style:style style:name="T6" style:family="text">
      <style:text-properties officeooo:rsid="0e790e0b"/>
    </style:style>
    <style:style style:name="T7" style:family="text">
      <style:text-properties officeooo:rsid="0e87eee1"/>
    </style:style>
    <style:style style:name="T8" style:family="text">
      <style:text-properties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9" style:family="text">
      <style:text-properties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e89664b" style:font-style-asian="normal" style:font-style-complex="normal"/>
    </style:style>
    <style:style style:name="T13" style:family="text">
      <style:text-properties fo:font-style="normal" fo:font-weight="normal" officeooo:rsid="0e795dd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e790e0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e7a464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e801eee" style:font-style-asian="normal" style:font-weight-asian="normal" style:font-style-complex="normal" style:font-weight-complex="normal"/>
    </style:style>
    <style:style style:name="T17" style:family="text">
      <style:text-properties officeooo:rsid="0ea5d8f5"/>
    </style:style>
    <style:style style:name="T18" style:family="text">
      <style:text-properties officeooo:rsid="0ed3eb54"/>
    </style:style>
    <style:style style:name="T19" style:family="text">
      <style:text-properties style:font-name="Liberation Serif" fo:font-size="10.5pt" fo:font-style="normal" fo:font-weight="normal" officeooo:rsid="0eb7225a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font-name="Liberation Serif" fo:font-size="10.5pt" fo:font-style="normal" fo:font-weight="normal" officeooo:rsid="0ec72a7e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style:font-name="Liberation Serif" fo:font-size="10.5pt" fo:font-style="normal" fo:font-weight="normal" officeooo:rsid="0ebf33e8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style:font-name="Liberation Serif" fo:font-size="10.5pt" fo:font-style="normal" fo:font-weight="normal" officeooo:rsid="0ec07abb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officeooo:rsid="0ec830a5"/>
    </style:style>
    <style:style style:name="T24" style:family="text">
      <style:text-properties officeooo:rsid="0ec3fa9e"/>
    </style:style>
    <style:style style:name="T25" style:family="text">
      <style:text-properties officeooo:rsid="0eda7c64"/>
    </style:style>
    <style:style style:name="T26" style:family="text">
      <style:text-properties officeooo:rsid="0edc3961"/>
    </style:style>
    <style:style style:name="T27" style:family="text">
      <style:text-properties officeooo:rsid="0ebdd857"/>
    </style:style>
    <style:style style:name="T28" style:family="text">
      <style:text-properties officeooo:rsid="0ec49e05"/>
    </style:style>
    <style:style style:name="T29" style:family="text">
      <style:text-properties officeooo:rsid="0ed890e0"/>
    </style:style>
    <style:style style:name="T30" style:family="text">
      <style:text-properties officeooo:rsid="0ec4b489"/>
    </style:style>
    <style:style style:name="T31" style:family="text">
      <style:text-properties officeooo:rsid="0ec5421a"/>
    </style:style>
    <style:style style:name="T32" style:family="text">
      <style:text-properties officeooo:rsid="0e58a702"/>
    </style:style>
    <style:style style:name="T33" style:family="text">
      <style:text-properties officeooo:rsid="0e62be59"/>
    </style:style>
    <style:style style:name="T34" style:family="text">
      <style:text-properties officeooo:rsid="0e752a4d"/>
    </style:style>
    <style:style style:name="T35" style:family="text">
      <style:text-properties officeooo:rsid="0e77158f"/>
    </style:style>
    <style:style style:name="T36" style:family="text">
      <style:text-properties officeooo:rsid="0e7846b3"/>
    </style:style>
    <style:style style:name="T37" style:family="text">
      <style:text-properties officeooo:rsid="0e7857eb"/>
    </style:style>
    <style:style style:name="T38" style:family="text">
      <style:text-properties officeooo:rsid="0e940ba9"/>
    </style:style>
    <style:style style:name="T39" style:family="text">
      <style:text-properties fo:font-weight="normal" officeooo:rsid="0e99741a" style:font-weight-asian="normal" style:font-weight-complex="normal"/>
    </style:style>
    <style:style style:name="T40" style:family="text">
      <style:text-properties fo:font-weight="normal" officeooo:rsid="0e9b014b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e83a556"/>
    </style:style>
    <style:style style:name="T43" style:family="text">
      <style:text-properties officeooo:rsid="0e83a556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Liberation Serif" fo:font-weight="normal" officeooo:rsid="0e94b2e0" style:font-weight-asian="normal" style:font-weight-complex="normal"/>
    </style:style>
    <style:style style:name="T46" style:family="text">
      <style:text-properties style:font-name="Liberation Serif" fo:font-weight="normal" officeooo:rsid="0eabbd42" style:font-weight-asian="normal" style:font-weight-complex="normal"/>
    </style:style>
    <style:style style:name="T47" style:family="text">
      <style:text-properties fo:font-variant="normal" fo:text-transform="none" style:font-name="Liberation Serif" fo:letter-spacing="normal" officeooo:rsid="05850472"/>
    </style:style>
    <style:style style:name="T48" style:family="text">
      <style:text-properties style:font-name="Liberation Serif" officeooo:rsid="05850472"/>
    </style:style>
    <style:style style:name="T49" style:family="text">
      <style:text-properties style:font-name="Liberation Serif" officeooo:rsid="0e96d463"/>
    </style:style>
    <style:style style:name="T50" style:family="text">
      <style:text-properties style:font-name="Liberation Serif" fo:font-style="normal" fo:font-weight="bold" officeooo:rsid="017d05df" style:font-style-asian="normal" style:font-weight-asian="bold" style:font-style-complex="normal" style:font-weight-complex="bold"/>
    </style:style>
    <style:style style:name="T51" style:family="text">
      <style:text-properties style:font-name="Liberation Serif" fo:font-style="normal" officeooo:rsid="017d05df" style:font-style-asian="normal" style:font-style-complex="normal"/>
    </style:style>
    <style:style style:name="T52" style:family="text">
      <style:text-properties style:font-name="Liberation Serif" fo:font-style="normal" style:text-underline-style="none" fo:font-weight="normal" officeooo:rsid="0e96d463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font-name="Liberation Serif" fo:font-style="normal" fo:font-weight="bold" officeooo:rsid="017fb612" style:font-style-asian="normal" style:font-weight-asian="bold" style:font-style-complex="normal" style:font-weight-complex="bold"/>
    </style:style>
    <style:style style:name="T54" style:family="text">
      <style:text-properties style:font-name="Liberation Serif" fo:font-style="normal" officeooo:rsid="017fb612" style:font-style-asian="normal" style:font-style-complex="normal"/>
    </style:style>
    <style:style style:name="T55" style:family="text">
      <style:text-properties style:font-name="Liberation Serif" fo:font-style="normal" fo:font-weight="normal" officeooo:rsid="0e96d463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e9cbdbc" style:font-style-asian="normal" style:font-weight-asian="normal" style:font-style-complex="normal" style:font-weight-complex="normal"/>
    </style:style>
    <style:style style:name="T57" style:family="text">
      <style:text-properties officeooo:rsid="0ea40f22"/>
    </style:style>
    <style:style style:name="T58" style:family="text">
      <style:text-properties officeooo:rsid="0e8ebb1f"/>
    </style:style>
    <style:style style:name="T59" style:family="text">
      <style:text-properties style:use-window-font-color="true" loext:opacity="0%"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60" style:family="text">
      <style:text-properties style:use-window-font-color="true" loext:opacity="0%"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61" style:family="text">
      <style:text-properties style:use-window-font-color="true" loext:opacity="0%" style:font-name="Helvetica" fo:font-size="12pt" fo:font-weight="bold" officeooo:rsid="0e91a913" style:font-name-asian="Microsoft YaHei" style:font-size-asian="12pt" style:font-weight-asian="bold" style:font-name-complex="Lucida Sans" style:font-size-complex="12pt" style:font-weight-complex="bold"/>
    </style:style>
    <style:style style:name="T62" style:family="text">
      <style:text-properties style:use-window-font-color="true" loext:opacity="0%" fo:font-style="normal" fo:font-weight="normal" officeooo:rsid="0e795dd5" style:font-style-asian="normal" style:font-weight-asian="normal" style:font-style-complex="normal" style:font-weight-complex="normal"/>
    </style:style>
    <style:style style:name="T63" style:family="text">
      <style:text-properties style:use-window-font-color="true" loext:opacity="0%" fo:font-style="normal" fo:font-weight="normal" officeooo:rsid="0e790e0b" style:font-style-asian="normal" style:font-weight-asian="normal" style:font-style-complex="normal" style:font-weight-complex="normal"/>
    </style:style>
    <style:style style:name="T64" style:family="text">
      <style:text-properties style:use-window-font-color="true" loext:opacity="0%" fo:font-style="normal" fo:font-weight="normal" officeooo:rsid="0e7a4643" style:font-style-asian="normal" style:font-weight-asian="normal" style:font-style-complex="normal" style:font-weight-complex="normal"/>
    </style:style>
    <style:style style:name="T65" style:family="text">
      <style:text-properties style:use-window-font-color="true" loext:opacity="0%" fo:font-style="normal" fo:font-weight="normal" officeooo:rsid="0e90c950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fo:font-style="normal" fo:font-weight="normal" officeooo:rsid="0e801eee" style:font-style-asian="normal" style:font-weight-asian="normal" style:font-style-complex="normal" style:font-weight-complex="normal"/>
    </style:style>
    <style:style style:name="T67" style:family="text">
      <style:text-properties officeooo:rsid="0ecc014e"/>
    </style:style>
    <style:style style:name="T68" style:family="text">
      <style:text-properties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69" style:family="text">
      <style:text-properties fo:color="#ff0000" loext:opacity="100%" officeooo:rsid="0ec49e05"/>
    </style:style>
    <style:style style:name="T70" style:family="text">
      <style:text-properties fo:color="#ff0000" loext:opacity="100%" officeooo:rsid="0ec4b489"/>
    </style:style>
    <style:style style:name="T71" style:family="text">
      <style:text-properties fo:color="#ff0000" loext:opacity="100%" officeooo:rsid="0ec5421a"/>
    </style:style>
    <style:style style:name="T72" style:family="text">
      <style:text-properties officeooo:rsid="0ed0bfd1"/>
    </style:style>
    <style:style style:name="T73" style:family="text">
      <style:text-properties officeooo:rsid="0ece8d4e"/>
    </style:style>
    <style:style style:name="T74" style:family="text">
      <style:text-properties officeooo:rsid="0ecf03b6"/>
    </style:style>
    <style:style style:name="T75" style:family="text">
      <style:text-properties style:use-window-font-color="true" loext:opacity="0%"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The Jock</text:h>
        <text:p text:style-name="P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2"><text:span text:style-name="T6">As the jock, </text:span><text:span text:style-name="T7">you gain the following title: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h text:style-name="P3" text:outline-level="4"><text:span text:style-name="T8">T</text:span><text:span text:style-name="T9">he Jock</text:span></text:h>
              <text:p text:style-name="P4"><text:span text:style-name="T10">Effects:</text:span><text:span text:style-name="T11"> </text:span><text:span text:style-name="T12">A</text:span><text:span text:style-name="T13">ny time</text:span><text:span text:style-name="T14"> you would be frightened </text:span><text:span text:style-name="T15">of a creature</text:span><text:span text:style-name="T14">, you are instead taunted </text:span><text:span text:style-name="T15">by the creature </text:span><text:span text:style-name="T16">and you gain 1 surge.</text:span></text:p>
            </table:table-cell>
          </table:table-row>
        </table:table>
        <text:p text:style-name="P5"/>
        <text:h text:style-name="P6" text:outline-level="3" text:is-list-header="true">Say the Line!</text:h>
        <text:p text:style-name="P7"><text:span text:style-name="T17">During the adventure, </text:span><text:span text:style-name="T18">w</text:span><text:span text:style-name="T19">hen you </text:span><text:span text:style-name="T20">make a</text:span><text:span text:style-name="T21"> power roll </text:span><text:span text:style-name="T22">or when another hero says a line</text:span><text:span text:style-name="T21">, you can say one of your lines to gain the following effects:</text:span></text:p>
        <text:list xml:id="list3898974145" text:style-name="L1">
          <text:list-item>
            <text:p text:style-name="P8">If you are saying the line after <text:span text:style-name="T23">making a power roll</text:span>, <text:span text:style-name="T24">you </text:span><text:span text:style-name="T25">spend </text:span><text:span text:style-name="T26">one</text:span><text:span text:style-name="T25"> Recovery</text:span><text:span text:style-name="T24"> </text:span><text:span text:style-name="T23">and increase the tier of the outcome by 1.</text:span></text:p>
          </text:list-item>
          <text:list-item>
            <text:p text:style-name="P8"><text:span text:style-name="T27">If you are saying a line in response to another hero saying a line</text:span>, <text:span text:style-name="T28">you gain </text:span><text:span text:style-name="T29">4</text:span><text:span text:style-name="T28"> temporary Stamina </text:span><text:span text:style-name="T30">and </text:span><text:span text:style-name="T31">a bane on your next power roll.</text:span></text:p>
          </text:list-item>
        </text:list>
        <table:table table:name="Table17" table:style-name="Table17">
          <table:table-column table:style-name="Table17.A"/>
          <table:table-row>
            <table:table-cell table:style-name="Table17.A1" office:value-type="string">
              <text:h text:style-name="P9" text:outline-level="4">Lines</text:h>
              <text:list xml:id="list170631987741580" text:continue-numbering="true" text:style-name="L1">
                <text:list-item>
                  <text:p text:style-name="P10">“<text:span text:style-name="T32">You really think some ghost or whatever is gonna mess with me?”</text:span></text:p>
                </text:list-item>
                <text:list-item>
                  <text:p text:style-name="P10">“Fear’s just adrenaline. I eat that for breakfast.”</text:p>
                </text:list-item>
                <text:list-item>
                  <text:p text:style-name="P10">“<text:span text:style-name="T33">If something’s out there, it’s about to meet the MVP.”</text:span></text:p>
                </text:list-item>
                <text:list-item>
                  <text:p text:style-name="P11">“You don’t get scared when you’re at the top of the food chain.”</text:p>
                </text:list-item>
                <text:list-item>
                  <text:p text:style-name="P11">“<text:span text:style-name="T34">Monsters? Please. I am the monster.”</text:span></text:p>
                </text:list-item>
                <text:list-item>
                  <text:p text:style-name="P11">“<text:span text:style-name="T34">I don’t run from shadows. They run from me.”</text:span></text:p>
                </text:list-item>
                <text:list-item>
                  <text:p text:style-name="P11">“<text:span text:style-name="T35">No one spooks the champion.</text:span><text:span text:style-name="T34">”</text:span></text:p>
                </text:list-item>
                <text:list-item>
                  <text:p text:style-name="P11">“<text:span text:style-name="T36">I </text:span><text:span text:style-name="T37">don’t tap out</text:span><text:span text:style-name="T36">. </text:span><text:span text:style-name="T37">Not now, not ever.</text:span><text:span text:style-name="T36">”</text:span></text:p>
                </text:list-item>
              </text:list>
            </table:table-cell>
          </table:table-row>
        </table:table>
        <text:h text:style-name="P12" text:outline-level="3"/>
        <text:h text:style-name="P13" text:outline-level="3">Death of the Jock</text:h>
        <text:p text:style-name="P14">If your hero dies during the adventure, your spirit lingers, following the party around. You cannot interact with them in any way except:</text:p>
        <text:list xml:id="list170631740586587" text:continue-numbering="true" text:style-name="L1">
          <text:list-item>
            <text:p text:style-name="P15">The memory of your voice echoes in your allies’ minds. You can say your lines <text:span text:style-name="T38">only</text:span> in response to other hero’s lines.</text:p>
          </text:list-item>
          <text:list-item>
            <text:p text:style-name="P16">You gain the following ability:</text:p>
          </text:list-item>
        </text:list>
        <table:table table:name="Table1" table:style-name="Table1">
          <table:table-column table:style-name="Table1.A"/>
          <table:table-row>
            <table:table-cell table:style-name="Table1.A1" office:value-type="string">
              <text:h text:style-name="P17" text:outline-level="4">Body Block from Beyond</text:h>
            </table:table-cell>
          </table:table-row>
          <table:table-row>
            <table:table-cell table:style-name="Table1.A2" office:value-type="string">
              <text:p text:style-name="P18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9">Magic, Melee</text:p>
            </table:table-cell>
            <table:table-cell table:style-name="Table2.B1" office:value-type="string">
              <text:p text:style-name="P20"><text:span text:style-name="T42">Free</text:span><text:span text:style-name="T43"> </text:span>Triggered</text:p>
            </table:table-cell>
          </table:table-row>
          <table:table-row>
            <table:table-cell table:style-name="Table2.A2" office:value-type="string">
              <text:p text:style-name="P21"><text:span text:style-name="T44">◣</text:span> <text:span text:style-name="T45">Anywhere </text:span><text:span text:style-name="T46">in the encounter</text:span></text:p>
            </table:table-cell>
            <table:table-cell table:style-name="Table2.B2" office:value-type="string">
              <text:p text:style-name="P22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1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3.A2" office:value-type="string">
              <text:p text:style-name="P23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6">say one of your lines to </text:span><text:span text:style-name="T55">deal 4 corruption damage to the target.</text:span></text:p>
            </table:table-cell>
          </table:table-row>
        </table:table>
        <text:p text:style-name="P24"/>
        <text:h text:style-name="P25" text:outline-level="3" text:is-list-header="true"><text:span text:style-name="T57">Survival of t</text:span><text:span text:style-name="T58">he </text:span><text:span text:style-name="T57">Fittest</text:span></text:h>
        <text:p text:style-name="P26">If your hero survives the adventure and continues on in other adventures, their title “The Jock” changes to the following title:</text:p>
        <table:table table:name="Table16" table:style-name="Table16">
          <table:table-column table:style-name="Table16.A"/>
          <table:table-row>
            <table:table-cell table:style-name="Table16.A1" office:value-type="string">
              <text:h text:style-name="P27" text:outline-level="4"><text:span text:style-name="T59">T</text:span><text:span text:style-name="T60">he Jock </text:span><text:span text:style-name="T61">Who Lived</text:span></text:h>
              <text:p text:style-name="P28"><text:span text:style-name="T10">Effects:</text:span><text:span text:style-name="T11"> </text:span><text:span text:style-name="T12">A</text:span><text:span text:style-name="T62">ny time</text:span><text:span text:style-name="T63"> you would be frightened </text:span><text:span text:style-name="T64">of a creature</text:span><text:span text:style-name="T63">, </text:span><text:span text:style-name="T65">as a free triggered action, </text:span><text:span text:style-name="T63">you </text:span><text:span text:style-name="T65">can choose</text:span><text:span text:style-name="T63"> taunted </text:span><text:span text:style-name="T64">by the creature </text:span><text:span text:style-name="T65">instead and</text:span><text:span text:style-name="T66"> gain 1 surge.</text:span></text:p>
            </table:table-cell>
          </table:table-row>
        </table:table>
        <text:p text:style-name="P26"/>
        <text:p text:style-name="P26"/>
        <text:p text:style-name="P29"/>
        <text:h text:style-name="P30" text:outline-level="1">The <text:span text:style-name="T67">Idol</text:span></text:h>
        <text:p text:style-name="P31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31"><text:span text:style-name="T6">As the jock, </text:span><text:span text:style-name="T7">you gain the following title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h text:style-name="P32" text:outline-level="4"><text:span text:style-name="T8">T</text:span><text:span text:style-name="T9">he </text:span><text:span text:style-name="T68">Idol</text:span></text:h>
              <text:p text:style-name="P33"><text:span text:style-name="T10">Effects:</text:span><text:span text:style-name="T11"> </text:span><text:span text:style-name="T12">A</text:span><text:span text:style-name="T13">ny time</text:span><text:span text:style-name="T14"> you would be frightened </text:span><text:span text:style-name="T15">of a creature</text:span><text:span text:style-name="T14">, you are instead taunted </text:span><text:span text:style-name="T15">by the creature </text:span><text:span text:style-name="T16">and you gain 1 surge.</text:span></text:p>
            </table:table-cell>
          </table:table-row>
        </table:table>
        <text:p text:style-name="P31"/>
        <text:h text:style-name="P34" text:outline-level="3" text:is-list-header="true">Say the Line!</text:h>
        <text:p text:style-name="P35"><text:span text:style-name="T17">During the adventure, </text:span><text:span text:style-name="T18">w</text:span><text:span text:style-name="T19">hen you </text:span><text:span text:style-name="T20">make a</text:span><text:span text:style-name="T21"> power roll </text:span><text:span text:style-name="T22">or when another hero says a line</text:span><text:span text:style-name="T21">, you can say one of your lines to gain the following effects:</text:span></text:p>
        <text:list xml:id="list170632308824701" text:continue-numbering="true" text:style-name="L1">
          <text:list-item>
            <text:p text:style-name="P36">If you are saying the line after <text:span text:style-name="T23">making a power roll</text:span>, <text:span text:style-name="T24">you </text:span><text:span text:style-name="T25">spend </text:span><text:span text:style-name="T26">one</text:span><text:span text:style-name="T25"> Recovery</text:span><text:span text:style-name="T24"> </text:span><text:span text:style-name="T23">and increase the tier of the outcome by 1.</text:span></text:p>
          </text:list-item>
          <text:list-item>
            <text:p text:style-name="P37"><text:span text:style-name="T27">If you are saying a line in response to another hero saying a line</text:span>, <text:span text:style-name="T69">you gain 3 temporary Stamina </text:span><text:span text:style-name="T70">and </text:span><text:span text:style-name="T71">a bane on your next power roll.</text:span></text:p>
          </text:list-item>
        </text:list>
        <table:table table:name="Table7" table:style-name="Table7">
          <table:table-column table:style-name="Table7.A"/>
          <table:table-row>
            <table:table-cell table:style-name="Table7.A1" office:value-type="string">
              <text:h text:style-name="P38" text:outline-level="4">Lines</text:h>
              <text:list xml:id="list170631697926669" text:continue-numbering="true" text:style-name="L1">
                <text:list-item>
                  <text:p text:style-name="P39">“<text:span text:style-name="T32">You really think some ghost or whatever is gonna mess with me?”</text:span></text:p>
                </text:list-item>
                <text:list-item>
                  <text:p text:style-name="P39">“Fear’s just adrenaline. I eat that for breakfast.”</text:p>
                </text:list-item>
                <text:list-item>
                  <text:p text:style-name="P39">“<text:span text:style-name="T33">If something’s out there, it’s about to meet the MVP.”</text:span></text:p>
                </text:list-item>
                <text:list-item>
                  <text:p text:style-name="P40">“You don’t get scared when you’re at the top of the food chain.”</text:p>
                </text:list-item>
                <text:list-item>
                  <text:p text:style-name="P40">“<text:span text:style-name="T34">Monsters? Please. I am the monster.”</text:span></text:p>
                </text:list-item>
                <text:list-item>
                  <text:p text:style-name="P40">“<text:span text:style-name="T34">I don’t run from shadows. They run from me.”</text:span></text:p>
                </text:list-item>
                <text:list-item>
                  <text:p text:style-name="P40">“<text:span text:style-name="T35">No one spooks the champion.</text:span><text:span text:style-name="T34">”</text:span></text:p>
                </text:list-item>
                <text:list-item>
                  <text:p text:style-name="P40">“<text:span text:style-name="T36">I </text:span><text:span text:style-name="T37">don’t tap out</text:span><text:span text:style-name="T36">. </text:span><text:span text:style-name="T37">Not now, not ever.</text:span><text:span text:style-name="T36">”</text:span></text:p>
                </text:list-item>
              </text:list>
            </table:table-cell>
          </table:table-row>
        </table:table>
        <text:h text:style-name="P41" text:outline-level="3"/>
        <text:h text:style-name="P42" text:outline-level="3">Death of the <text:span text:style-name="T72">Idol</text:span></text:h>
        <text:p text:style-name="P43">If your hero dies during the adventure, your spirit lingers, following the party around. You cannot interact with them in any way except:</text:p>
        <text:list text:continue-numbering="true" text:style-name="L1">
          <text:list-item>
            <text:p text:style-name="P44">The memory of your voice echoes in your allies’ minds. You can say your lines <text:span text:style-name="T38">only</text:span> in response to other hero’s lines.</text:p>
          </text:list-item>
          <text:list-item>
            <text:p text:style-name="P45">You gain the following ability:</text:p>
          </text:list-item>
        </text:list>
        <table:table table:name="Table8" table:style-name="Table8">
          <table:table-column table:style-name="Table8.A"/>
          <table:table-row>
            <table:table-cell table:style-name="Table8.A1" office:value-type="string">
              <text:h text:style-name="P46" text:outline-level="4">Body Block from Beyond</text:h>
            </table:table-cell>
          </table:table-row>
          <table:table-row>
            <table:table-cell table:style-name="Table8.A2" office:value-type="string">
              <text:p text:style-name="P47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48">Magic, Melee</text:p>
            </table:table-cell>
            <table:table-cell table:style-name="Table9.B1" office:value-type="string">
              <text:p text:style-name="P49"><text:span text:style-name="T42">Free</text:span><text:span text:style-name="T43"> </text:span>Triggered</text:p>
            </table:table-cell>
          </table:table-row>
          <table:table-row>
            <table:table-cell table:style-name="Table9.A2" office:value-type="string">
              <text:p text:style-name="P50"><text:span text:style-name="T44">◣</text:span> <text:span text:style-name="T45">Anywhere </text:span><text:span text:style-name="T46">in the encounter</text:span></text:p>
            </table:table-cell>
            <table:table-cell table:style-name="Table9.B2" office:value-type="string">
              <text:p text:style-name="P51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0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10.A2" office:value-type="string">
              <text:p text:style-name="P50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6">say one of your lines to </text:span><text:span text:style-name="T55">deal 4 corruption damage to the target.</text:span></text:p>
            </table:table-cell>
          </table:table-row>
        </table:table>
        <text:p text:style-name="P31"/>
        <text:h text:style-name="P52" text:outline-level="3" text:is-list-header="true">T<text:span text:style-name="T73">o</text:span>o Pretty to Die</text:h>
        <text:p text:style-name="P53">If your hero survives the adventure and continues on in other adventures, their title “The <text:span text:style-name="T74">Idol</text:span>” changes to the following title:</text:p>
        <table:table table:name="Table12" table:style-name="Table12">
          <table:table-column table:style-name="Table12.A"/>
          <table:table-row>
            <table:table-cell table:style-name="Table12.A1" office:value-type="string">
              <text:h text:style-name="P54" text:outline-level="4"><text:span text:style-name="T59">T</text:span><text:span text:style-name="T60">he </text:span><text:span text:style-name="T75">Idol</text:span><text:span text:style-name="T60"> </text:span><text:span text:style-name="T61">Who Lived</text:span></text:h>
              <text:p text:style-name="P55"><text:span text:style-name="T10">Effects:</text:span><text:span text:style-name="T11"> </text:span><text:span text:style-name="T12">A</text:span><text:span text:style-name="T62">ny time</text:span><text:span text:style-name="T63"> you would be frightened </text:span><text:span text:style-name="T64">of a creature</text:span><text:span text:style-name="T63">, </text:span><text:span text:style-name="T65">as a free triggered action, </text:span><text:span text:style-name="T63">you </text:span><text:span text:style-name="T65">can choose</text:span><text:span text:style-name="T63"> taunted </text:span><text:span text:style-name="T64">by the creature </text:span><text:span text:style-name="T65">instead and</text:span><text:span text:style-name="T66"> gain 1 surge.</text:span></text:p>
            </table:table-cell>
          </table:table-row>
        </table:table>
        <text:p text:style-name="P53"/>
        <text:p text:style-name="P53"/>
        <text:p text:style-name="P56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e4a8aee" style:font-style-asian="italic" style:font-style-complex="italic"/>
    </style:style>
    <style:style style:name="MT3" style:family="text">
      <style:text-properties style:font-name="Liberation Serif" fo:font-style="italic" officeooo:rsid="02537e4e" style:font-style-asian="italic" style:font-style-complex="italic"/>
    </style:style>
    <style:style style:name="MT4" style:family="text">
      <style:text-properties style:font-name="Liberation Serif" fo:font-style="italic" officeooo:rsid="007ab4b2" style:font-style-asian="italic" style:font-style-complex="italic"/>
    </style:style>
    <style:style style:name="MT5" style:family="text">
      <style:text-properties style:font-name="Liberation Serif" fo:font-style="italic" officeooo:rsid="065d7828" style:font-style-asian="italic" style:font-style-complex="italic"/>
    </style:style>
    <style:style style:name="MT6" style:family="text">
      <style:text-properties style:font-name="Liberation Serif" fo:font-style="italic" officeooo:rsid="0258289a" style:font-style-asian="italic" style:font-style-complex="italic"/>
    </style:style>
    <style:style style:name="MT7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</text:span><text:span text:style-name="MT2">Dread Abbey</text:span><text:span text:style-name="MT3"> </text:span><text:span text:style-name="MT4">©</text:span><text:span text:style-name="MT3"> 202</text:span><text:span text:style-name="MT5">5</text:span><text:span text:style-name="MT3"> Look Out Behind You Studios </text:span><text:span text:style-name="MT6">LLC<text:tab/><text:tab/> <text:s text:c="10"/></text:span><text:span text:style-name="MT7"><text:page-number text:select-page="current">2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3T17:06:30.195267000</dc:date>
    <meta:editing-duration>P6DT7H45M20S</meta:editing-duration>
    <meta:editing-cycles>3714</meta:editing-cycles>
    <meta:generator>LibreOffice/25.2.5.2$Windows_X86_64 LibreOffice_project/03d19516eb2e1dd5d4ccd751a0d6f35f35e08022</meta:generator>
    <meta:print-date>2025-08-14T10:14:26.122187400</meta:print-date>
    <meta:printed-by>PDF files</meta:printed-by>
    <meta:document-statistic meta:table-count="12" meta:image-count="0" meta:object-count="0" meta:page-count="2" meta:paragraph-count="69" meta:word-count="845" meta:character-count="4425" meta:non-whitespace-character-count="3656"/>
  </office:meta>
</office:document-meta>
</file>